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Prof Rice</text:p>
          </table:table-cell>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Prof Rice</text:p>
          </table:table-cell>
          <table:covered-table-cell table:number-columns-repeated="5" table:style-name="ce75"/>
          <table:table-cell table:style-name="ce75" table:content-validation-name="val11" office:value-type="string" calcext:value-type="string">
            <text:p>GFR</text:p>
          </table:table-cell>
          <table:table-cell table:style-name="ce74" table:content-validation-name="val13" office:value-type="float" office:value="1" calcext:value-type="float">
            <text:p>1</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6" calcext:value-type="float">
            <text:p>16</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the Nim Mainwin class and main() function</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Remove unneeded portions of Mainwin – keep File &gt; Quit and callback method</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Write get_string, get_int, and get_double based on EntryDialog class from Lecture 14</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Insert &gt; Tool menu item</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rite on_insert_tool_click callback</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Write on_show_products_click method to update data area</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Add Insert &gt; Plant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Write on_insert_plant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Add Insert &gt; Mulch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Write on_insert_mulch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9" calcext:value-type="float">
            <text:p>9</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py and update on_about_click from Nim</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filename attribute and init list construction</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Implement File &gt; New menu item</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Store name and filename dialogs to on_file_new_click</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save(ostream&amp;) method to all data classe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Add File &gt; Save to menu and Mainwin::on_save_click</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Copy file chooser code from Nim (Lecture 15) and updat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Duplicate file chooser code from Save As and updat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Improve error handling on bad dat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11:04:59.72234089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0T11:10:51.839732918</dc:date>
    <meta:editing-cycles>202</meta:editing-cycles>
    <meta:editing-duration>P5DT22H35M42S</meta:editing-duration>
    <meta:generator>LibreOffice/6.4.6.2$Linux_X86_64 LibreOffice_project/40$Build-2</meta:generator>
    <meta:document-statistic meta:table-count="7" meta:cell-count="118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6">
                <text:p>16</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9">
                <text:p>9</text:p>
                <draw:g>
                  <svg:desc>'Sprint 03 Backlog'.B7:'Sprint 03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